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27C5ADDD9183E29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width="true" fo:min-height="4.655cm" fo:min-width="12.21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315cm"/>
      <style:paragraph-properties style:writing-mode="lr-tb"/>
    </style:style>
    <style:style style:name="gr4" style:family="graphic" style:parent-style-name="standard">
      <style:graphic-properties draw:stroke="none" draw:fill="none" fo:min-height="1.177cm"/>
      <style:paragraph-properties style:writing-mode="lr-tb"/>
    </style:style>
    <style:style style:name="gr5" style:family="graphic" style:parent-style-name="standard">
      <style:graphic-properties draw:stroke="none" draw:fill="none" fo:min-height="3.557cm"/>
      <style:paragraph-properties style:writing-mode="lr-tb"/>
    </style:style>
    <style:style style:name="gr6" style:family="graphic" style:parent-style-name="standard">
      <style:graphic-properties draw:stroke="none" draw:fill="none" fo:min-height="5.43cm"/>
      <style:paragraph-properties style:writing-mode="lr-tb"/>
    </style:style>
    <style:style style:name="gr7" style:family="graphic" style:parent-style-name="standard">
      <style:graphic-properties draw:stroke="none" draw:fill="none" fo:min-height="1.255cm"/>
      <style:paragraph-properties style:writing-mode="lr-tb"/>
    </style:style>
    <style:style style:name="gr8" style:family="graphic" style:parent-style-name="standard">
      <style:graphic-properties draw:stroke="none" draw:fill="none" fo:min-height="0.65cm"/>
      <style:paragraph-properties style:writing-mode="lr-tb"/>
    </style:style>
    <style:style style:name="gr9" style:family="graphic" style:parent-style-name="standard">
      <style:graphic-properties draw:stroke="none" draw:fill="none" fo:min-height="6.401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5.592cm"/>
      <style:paragraph-properties style:writing-mode="lr-tb"/>
    </style:style>
    <style:style style:name="gr12" style:family="graphic" style:parent-style-name="standard">
      <style:graphic-properties draw:stroke="none" draw:fill="none" fo:min-height="5.939cm"/>
      <style:paragraph-properties style:writing-mode="lr-tb"/>
    </style:style>
    <style:style style:name="gr13" style:family="graphic" style:parent-style-name="standard">
      <style:graphic-properties draw:stroke="none" draw:fill="none" fo:min-height="2.838cm"/>
      <style:paragraph-properties style:writing-mode="lr-tb"/>
    </style:style>
    <style:style style:name="gr14" style:family="graphic" style:parent-style-name="standard">
      <style:graphic-properties draw:stroke="none" draw:fill="none" fo:min-height="0.793cm"/>
      <style:paragraph-properties style:writing-mode="lr-tb"/>
    </style:style>
    <style:style style:name="gr15" style:family="graphic" style:parent-style-name="standard">
      <style:graphic-properties draw:stroke="none" draw:fill="none" fo:min-height="10.432cm"/>
      <style:paragraph-properties style:writing-mode="lr-tb"/>
    </style:style>
    <style:style style:name="gr16" style:family="graphic" style:parent-style-name="standard">
      <style:graphic-properties draw:stroke="none" draw:fill="none" fo:min-height="5.713cm"/>
      <style:paragraph-properties style:writing-mode="lr-tb"/>
    </style:style>
    <style:style style:name="gr17" style:family="graphic" style:parent-style-name="standard">
      <style:graphic-properties draw:stroke="none" draw:fill="none" fo:min-height="5.59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fo:min-height="1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Exception Handling </text:p>
          </draw:text-box>
        </draw:frame>
        <draw:frame draw:style-name="gr1" draw:text-style-name="P2" draw:layer="layout" svg:width="12.711cm" svg:height="4.905cm" svg:x="8.117cm" svg:y="6.779cm">
          <draw:text-box>
            <text:p text:style-name="P1"/>
            <text:p text:style-name="P1"><text:span text:style-name="T1">Presenter</text:span><text:span text:style-name="T2">:Rama Shanker</text:span></text:p>
            <text:p text:style-name="P1"><text:span text:style-name="T1">Date</text:span><text:span text:style-name="T2">: 24/01/2025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is Exception Handling?</text:p>
          </draw:text-box>
        </draw:frame>
        <draw:frame draw:style-name="gr3" draw:text-style-name="P2" draw:layer="layout" svg:width="21.336cm" svg:height="8.565cm" svg:x="2.794cm" svg:y="5.151cm">
          <draw:text-box>
            <text:p text:style-name="P1"><text:span text:style-name="T3">Definition</text:span><text:span text:style-name="T4">: Mechanism to handle runtime errors to maintain the flow of a program.</text:span></text:p>
            <text:p text:style-name="P1"><text:span text:style-name="T3">Common Errors:</text:span></text:p>
            <text:p text:style-name="P1"><text:span text:style-name="T4"><text:tab/></text:span><text:span text:style-name="T4">Division by zero (ArithmeticException)</text:span></text:p>
            <text:p text:style-name="P1"><text:span text:style-name="T4"><text:tab/></text:span><text:span text:style-name="T4">Null references (NullPointerException)</text:span></text:p>
            <text:p text:style-name="P1"><text:span text:style-name="T4"><text:tab/></text:span><text:span text:style-name="T4">Array out of bounds (ArrayIndexOutOfBoundsException)</text:span></text:p>
            <text:p text:style-name="P1"><text:span text:style-name="T3">Objective</text:span><text:span text:style-name="T4">: Prevent program crashes and ensure robust application performance.</text:span></text:p>
            <text:p text:style-name="P1"/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y-Catch Blocks</text:p>
          </draw:text-box>
        </draw:frame>
        <draw:frame draw:style-name="gr4" draw:text-style-name="P2" draw:layer="layout" svg:width="11.176cm" svg:height="1.427cm" svg:x="1.778cm" svg:y="3.907cm">
          <draw:text-box>
            <text:p text:style-name="P1"><text:span text:style-name="T5">Purpose: To catch and handle exceptions.</text:span></text:p>
          </draw:text-box>
        </draw:frame>
        <draw:frame draw:style-name="gr5" draw:text-style-name="P5" draw:layer="layout" svg:width="11.365cm" svg:height="3.807cm" svg:x="15.494cm" svg:y="9.906cm">
          <draw:text-box>
            <text:p>try {</text:p>
            <text:p><text:s text:c="4"/>// Code that may throw an exception</text:p>
            <text:p>} catch (ExceptionType e) {</text:p>
            <text:p><text:s text:c="4"/>// Code to handle the exception</text:p>
            <text:p>}</text:p>
          </draw:text-box>
        </draw:frame>
        <draw:frame draw:style-name="gr6" draw:text-style-name="P2" draw:layer="layout" svg:width="14.478cm" svg:height="5.68cm" svg:x="1.016cm" svg:y="7.782cm">
          <draw:text-box>
            <text:p text:style-name="P1"><text:span text:style-name="T6">Flow</text:span><text:span text:style-name="T5">:</text:span></text:p>
            <text:p text:style-name="P1"><text:span text:style-name="T5">try: Contains code that might throw an exception.</text:span></text:p>
            <text:p text:style-name="P1"><text:span text:style-name="T5">catch: Handles specific exceptions.</text:span></text:p>
            <text:p text:style-name="P1"><text:span text:style-name="T5">Optional finally: Executes regardless of exceptions.</text:span></text:p>
            <text:p text:style-name="P1"/>
          </draw:text-box>
        </draw:frame>
        <draw:frame draw:style-name="gr7" draw:text-style-name="P7" draw:layer="layout" svg:width="3.609cm" svg:height="1.505cm" svg:x="15.695cm" svg:y="7.99cm">
          <draw:text-box>
            <text:p text:style-name="P6"><text:span text:style-name="T7">Synta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y-Catch Example</text:p>
          </draw:text-box>
        </draw:frame>
        <draw:frame draw:style-name="gr8" draw:text-style-name="P7" draw:layer="layout" svg:width="5.946cm" svg:height="0.9cm" svg:x="1.778cm" svg:y="4.064cm">
          <draw:text-box>
            <text:p text:style-name="P6"><text:span text:style-name="T7">Code Example:</text:span></text:p>
          </draw:text-box>
        </draw:frame>
        <draw:frame draw:style-name="gr9" draw:text-style-name="P5" draw:layer="layout" svg:width="16.043cm" svg:height="6.651cm" svg:x="2.245cm" svg:y="5.588cm">
          <draw:text-box>
            <text:p>public class TryCatchExample {</text:p>
            <text:p><text:s text:c="4"/>public static void main(String[] args) {</text:p>
            <text:p><text:s text:c="8"/>try {</text:p>
            <text:p><text:s text:c="12"/>int result = 10 / 0; // Throws ArithmeticException</text:p>
            <text:p><text:s text:c="8"/>} catch (ArithmeticException e) {</text:p>
            <text:p><text:s text:c="12"/>System.out.println("Cannot divide by zero!");</text:p>
            <text:p><text:s text:c="8"/>}</text:p>
            <text:p><text:s text:c="4"/>}</text:p>
            <text:p>}</text:p>
          </draw:text-box>
        </draw:frame>
        <draw:frame draw:style-name="gr10" draw:text-style-name="P2" draw:layer="layout" svg:width="9.652cm" svg:height="0.878cm" svg:x="2.032cm" svg:y="13.324cm">
          <draw:text-box>
            <text:p text:style-name="P1"><text:span text:style-name="T8">Output: Cannot divide by zero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Best Practices for Try-Catch Blocks</text:p>
          </draw:text-box>
        </draw:frame>
        <draw:frame draw:style-name="gr11" draw:text-style-name="P2" draw:layer="layout" svg:width="17.272cm" svg:height="5.842cm" svg:x="1.524cm" svg:y="5.588cm">
          <draw:text-box>
            <text:p text:style-name="P1"><text:span text:style-name="T9">Catch </text:span><text:span text:style-name="T10">specific exceptions</text:span><text:span text:style-name="T9"> rather than generic ones.</text:span></text:p>
            <text:p text:style-name="P1"><text:span text:style-name="T9">Avoid empty catch blocks.</text:span></text:p>
            <text:p text:style-name="P1"><text:span text:style-name="T9">Keep the try block concise and focused.</text:span></text:p>
            <text:p text:style-name="P1"><text:span text:style-name="T9">Use </text:span><text:span text:style-name="T10">logging</text:span><text:span text:style-name="T9"> for debugging and tracking exceptions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ustom Exceptions</text:p>
          </draw:text-box>
        </draw:frame>
        <draw:frame draw:style-name="gr12" draw:text-style-name="P9" draw:layer="layout" svg:width="21.082cm" svg:height="6.471cm" svg:x="2.286cm" svg:y="5.151cm">
          <draw:text-box>
            <text:p text:style-name="P8"><text:span text:style-name="T3">What are Custom Exceptions?</text:span></text:p>
            <text:p text:style-name="P8"><text:span text:style-name="T4"><text:tab/></text:span><text:span text:style-name="T4">User-defined exceptions to handle application-specific errors.</text:span></text:p>
            <text:p text:style-name="P8"><text:span text:style-name="T4"><text:tab/></text:span><text:span text:style-name="T4">Extends the Exception class (checked) or RuntimeException class (unchecked).</text:span></text:p>
            <text:p text:style-name="P8"><text:span text:style-name="T3">Why Use Custom Exceptions?</text:span></text:p>
            <text:p text:style-name="P8"><text:span text:style-name="T4"><text:tab/></text:span><text:span text:style-name="T4">Improves code clarity and maintainability.</text:span></text:p>
            <text:p text:style-name="P8"><text:span text:style-name="T4"><text:tab/></text:span><text:span text:style-name="T4">Allows meaningful error messages for business logic.</text:span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How to Create a Custom Exception</text:p>
          </draw:text-box>
        </draw:frame>
        <draw:frame draw:style-name="gr13" draw:text-style-name="P9" draw:layer="layout" svg:width="15.878cm" svg:height="4.038cm" svg:x="0.378cm" svg:y="3.81cm">
          <draw:text-box>
            <text:p text:style-name="P8"><text:span text:style-name="T11">Steps</text:span><text:span text:style-name="T12">:</text:span></text:p>
            <text:p text:style-name="P8"><text:span text:style-name="T12"><text:tab/></text:span><text:span text:style-name="T12">Extend Exception or RuntimeException.</text:span></text:p>
            <text:p text:style-name="P8"><text:span text:style-name="T12"><text:tab/></text:span><text:span text:style-name="T12">Define constructors to pass messages or causes.</text:span></text:p>
            <text:p text:style-name="P8"/>
          </draw:text-box>
        </draw:frame>
        <draw:frame draw:style-name="gr5" draw:text-style-name="P5" draw:layer="layout" svg:width="14.663cm" svg:height="3.807cm" svg:x="1.016cm" svg:y="8.385cm">
          <draw:text-box>
            <text:p>public class CustomException extends Exception {</text:p>
            <text:p><text:s text:c="4"/>public CustomException(String message) {</text:p>
            <text:p><text:s text:c="8"/>super(message);</text:p>
            <text:p><text:s text:c="4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ustom Exception Example<text:line-break/></text:p>
          </draw:text-box>
        </draw:frame>
        <draw:frame draw:style-name="gr14" draw:text-style-name="P7" draw:layer="layout" svg:width="6.381cm" svg:height="1.043cm" svg:x="0.731cm" svg:y="3.81cm">
          <draw:text-box>
            <text:p text:style-name="P6"><text:span text:style-name="T6">Code Example</text:span></text:p>
          </draw:text-box>
        </draw:frame>
        <draw:frame draw:style-name="gr15" draw:text-style-name="P10" draw:layer="layout" svg:width="18.414cm" svg:height="10.682cm" svg:x="0.382cm" svg:y="4.812cm">
          <draw:text-box>
            <text:p><text:span text:style-name="T13">public class AgeValidationException extends Exception {</text:span></text:p>
            <text:p><text:span text:style-name="T13"><text:s text:c="4"/></text:span><text:span text:style-name="T13">public AgeValidationException(String message) {</text:span></text:p>
            <text:p><text:span text:style-name="T13"><text:s text:c="8"/></text:span><text:span text:style-name="T13">super(message);</text:span></text:p>
            <text:p><text:span text:style-name="T13"><text:s text:c="4"/></text:span><text:span text:style-name="T13">}</text:span></text:p>
            <text:p><text:span text:style-name="T13">}</text:span></text:p>
            <text:p/>
            <text:p><text:span text:style-name="T13">public class TestCustomException {</text:span></text:p>
            <text:p><text:span text:style-name="T13"><text:s text:c="4"/></text:span><text:span text:style-name="T13">public static void validateAge(int age) throws AgeValidationException {</text:span></text:p>
            <text:p><text:span text:style-name="T13"><text:s text:c="8"/></text:span><text:span text:style-name="T13">if (age &lt; 18) {</text:span></text:p>
            <text:p><text:span text:style-name="T13"><text:s text:c="12"/></text:span><text:span text:style-name="T13">throw new AgeValidationException("Age must be 18 or older.");</text:span></text:p>
            <text:p><text:span text:style-name="T13"><text:s text:c="8"/></text:span><text:span text:style-name="T13">}</text:span></text:p>
            <text:p><text:span text:style-name="T13"><text:s text:c="4"/></text:span><text:span text:style-name="T13">}</text:span></text:p>
            <text:p/>
            <text:p><text:span text:style-name="T13"><text:s text:c="4"/></text:span><text:span text:style-name="T13">public static void main(String[] args) {</text:span></text:p>
            <text:p><text:span text:style-name="T13"><text:s text:c="8"/></text:span><text:span text:style-name="T13">try {</text:span></text:p>
            <text:p><text:span text:style-name="T13"><text:s text:c="12"/></text:span><text:span text:style-name="T13">validateAge(16);</text:span></text:p>
            <text:p><text:span text:style-name="T13"><text:s text:c="8"/></text:span><text:span text:style-name="T13">} catch (AgeValidationException e) {</text:span></text:p>
            <text:p><text:span text:style-name="T13"><text:s text:c="12"/></text:span><text:span text:style-name="T13">System.out.println("Exception caught: " + e.getMessage());</text:span></text:p>
            <text:p><text:span text:style-name="T13"><text:s text:c="8"/></text:span><text:span text:style-name="T13">}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vantages of Custom Exceptions</text:p>
          </draw:text-box>
        </draw:frame>
        <draw:frame draw:style-name="gr13" draw:text-style-name="P2" draw:layer="layout" svg:width="17.616cm" svg:height="4.038cm" svg:x="2.54cm" svg:y="6.056cm">
          <draw:text-box>
            <text:p text:style-name="P1"><text:span text:style-name="T12">Clear communication of specific error scenarios.</text:span></text:p>
            <text:p text:style-name="P1"><text:span text:style-name="T12">Enables detailed error logging.</text:span></text:p>
            <text:p text:style-name="P1"><text:span text:style-name="T12">Simplifies debugging and error handling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ception Handling Best Practices</text:p>
          </draw:text-box>
        </draw:frame>
        <draw:frame draw:style-name="gr16" draw:text-style-name="P2" draw:layer="layout" svg:width="19.304cm" svg:height="6.665cm" svg:x="3.302cm" svg:y="5.08cm">
          <draw:text-box>
            <text:p text:style-name="P1"><text:span text:style-name="T2">Don’t use exceptions for control flow.</text:span></text:p>
            <text:p text:style-name="P1"><text:span text:style-name="T2">Always clean up resources using finally or try-with-resources.</text:span></text:p>
            <text:p text:style-name="P1"><text:span text:style-name="T2">Avoid catching Exception or Throwable directly.</text:span></text:p>
            <text:p text:style-name="P1"><text:span text:style-name="T2">Document custom exceptions properly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ummary</text:p>
          </draw:text-box>
        </draw:frame>
        <draw:frame draw:style-name="gr17" draw:text-style-name="P2" draw:layer="layout" svg:width="23.622cm" svg:height="5.84cm" svg:x="1.27cm" svg:y="5.08cm">
          <draw:text-box>
            <text:p text:style-name="P1"><text:span text:style-name="T10">Try-Catch Blocks</text:span><text:span text:style-name="T9">: Essential for handling exceptions gracefully.</text:span></text:p>
            <text:p text:style-name="P1"><text:span text:style-name="T10">Custom Exceptions</text:span><text:span text:style-name="T9">: Provide meaningful, domain-specific error messages.</text:span></text:p>
            <text:p text:style-name="P1"><text:span text:style-name="T9">Exception handling ensures robust and error-resilient applications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C5ADDD9183E29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3T07:43:57.912197237</meta:creation-date>
    <meta:editing-duration>PT9M56S</meta:editing-duration>
    <meta:editing-cycles>2</meta:editing-cycles>
    <meta:generator>LibreOffice/6.4.7.2$Linux_X86_64 LibreOffice_project/40$Build-2</meta:generator>
    <dc:title>Bright Blue</dc:title>
    <dc:date>2025-01-23T08:04:24.885966878</dc:date>
    <meta:document-statistic meta:object-count="73"/>
  </office:meta>
</office:document-meta>
</file>